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0989" officeooo:paragraph-rsid="001c0989"/>
    </style:style>
    <style:style style:name="P2" style:family="paragraph" style:parent-style-name="Standard">
      <style:text-properties officeooo:rsid="001d8cb1" officeooo:paragraph-rsid="001d8cb1"/>
    </style:style>
    <style:style style:name="P3" style:family="paragraph" style:parent-style-name="Standard">
      <style:text-properties officeooo:rsid="001d8cb1" officeooo:paragraph-rsid="001d8cb1"/>
    </style:style>
    <style:style style:name="P4" style:family="paragraph" style:parent-style-name="Standard">
      <style:text-properties officeooo:rsid="00211422" officeooo:paragraph-rsid="002114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/>
      <text:p text:style-name="P1">Ingeniería de software I</text:p>
      <text:p text:style-name="P1"/>
      <text:p text:style-name="P2">indice</text:p>
      <text:p text:style-name="P2"/>
      <text:p text:style-name="P4">indice de tabla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1:53:30.325584583</meta:creation-date>
    <dc:date>2021-10-18T12:45:52.437361277</dc:date>
    <meta:editing-duration>PT38M4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3" meta:word-count="8" meta:character-count="46" meta:non-whitespace-character-count="41"/>
  </office:meta>
</office:document-meta>
</file>